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5deefe3"/>
    </style:style>
    <style:style style:name="P4" style:family="paragraph" style:parent-style-name="Heading_20_2">
      <style:text-properties officeooo:rsid="05735d0c" officeooo:paragraph-rsid="06029c76"/>
    </style:style>
    <style:style style:name="P5" style:family="paragraph" style:parent-style-name="Heading_20_2">
      <style:text-properties officeooo:rsid="05735d0c" officeooo:paragraph-rsid="0649fb8e"/>
    </style:style>
    <style:style style:name="P6" style:family="paragraph" style:parent-style-name="Heading_20_2">
      <style:text-properties officeooo:rsid="060497ac" officeooo:paragraph-rsid="0608ccd7"/>
    </style:style>
    <style:style style:name="P7" style:family="paragraph" style:parent-style-name="Heading_20_2">
      <style:text-properties officeooo:rsid="05eb2c2d" officeooo:paragraph-rsid="064b1871"/>
    </style:style>
    <style:style style:name="P8" style:family="paragraph" style:parent-style-name="Text_20_body">
      <style:text-properties officeooo:rsid="05f6a07a" officeooo:paragraph-rsid="05f6a07a"/>
    </style:style>
    <style:style style:name="P9" style:family="paragraph" style:parent-style-name="Text_20_body">
      <style:text-properties officeooo:rsid="05f7ad5a" officeooo:paragraph-rsid="05f7ad5a"/>
    </style:style>
    <style:style style:name="P10" style:family="paragraph" style:parent-style-name="Text_20_body">
      <style:text-properties officeooo:rsid="05f8a4dc" officeooo:paragraph-rsid="05f8a4dc"/>
    </style:style>
    <style:style style:name="P11" style:family="paragraph" style:parent-style-name="Text_20_body">
      <style:paragraph-properties fo:line-height="100%"/>
      <style:text-properties officeooo:rsid="04af6545" officeooo:paragraph-rsid="04af6545"/>
    </style:style>
    <style:style style:name="P12" style:family="paragraph" style:parent-style-name="Text_20_body">
      <style:text-properties officeooo:rsid="05fad3d2" officeooo:paragraph-rsid="06009606"/>
    </style:style>
    <style:style style:name="P13" style:family="paragraph" style:parent-style-name="Text_20_body">
      <style:text-properties officeooo:rsid="05fad3d2" officeooo:paragraph-rsid="06029c76"/>
    </style:style>
    <style:style style:name="P14" style:family="paragraph" style:parent-style-name="Text_20_body">
      <style:text-properties officeooo:rsid="06009606" officeooo:paragraph-rsid="06009606"/>
    </style:style>
    <style:style style:name="P15" style:family="paragraph" style:parent-style-name="Text_20_body">
      <style:text-properties officeooo:rsid="06009606" officeooo:paragraph-rsid="06029c76"/>
    </style:style>
    <style:style style:name="P16" style:family="paragraph" style:parent-style-name="Text_20_body">
      <style:text-properties officeooo:rsid="0601b4e4" officeooo:paragraph-rsid="0601b4e4"/>
    </style:style>
    <style:style style:name="P17" style:family="paragraph" style:parent-style-name="Text_20_body">
      <style:text-properties officeooo:rsid="0601b4e4" officeooo:paragraph-rsid="0629c411"/>
    </style:style>
    <style:style style:name="P18" style:family="paragraph" style:parent-style-name="Text_20_body">
      <style:text-properties officeooo:rsid="0601b4e4" officeooo:paragraph-rsid="0649fb8e"/>
    </style:style>
    <style:style style:name="P19" style:family="paragraph" style:parent-style-name="Text_20_body">
      <style:text-properties officeooo:paragraph-rsid="060cf8ea"/>
    </style:style>
    <style:style style:name="P20" style:family="paragraph" style:parent-style-name="Text_20_body">
      <style:text-properties officeooo:rsid="0650cbda" officeooo:paragraph-rsid="0649fb8e"/>
    </style:style>
    <style:style style:name="P21" style:family="paragraph" style:parent-style-name="Text_20_body">
      <style:text-properties officeooo:paragraph-rsid="0649fb8e"/>
    </style:style>
    <style:style style:name="P22" style:family="paragraph" style:parent-style-name="Text_20_body">
      <style:text-properties officeooo:rsid="0611694f" officeooo:paragraph-rsid="064b1871"/>
    </style:style>
    <style:style style:name="P23" style:family="paragraph" style:parent-style-name="Text_20_body">
      <style:text-properties officeooo:rsid="063a2f8c" officeooo:paragraph-rsid="064b1871"/>
    </style:style>
    <style:style style:name="P24" style:family="paragraph" style:parent-style-name="Text_20_body">
      <style:text-properties officeooo:rsid="063b17bb" officeooo:paragraph-rsid="064b1871"/>
    </style:style>
    <style:style style:name="P25" style:family="paragraph" style:parent-style-name="Heading_20_2">
      <style:paragraph-properties fo:text-align="end" style:justify-single-word="false" style:writing-mode="rl-tb"/>
      <style:text-properties officeooo:rsid="0652a452" officeooo:paragraph-rsid="064b1871"/>
    </style:style>
    <style:style style:name="P26" style:family="paragraph" style:parent-style-name="Text_20_body">
      <style:paragraph-properties fo:text-align="end" style:justify-single-word="false" style:writing-mode="rl-tb"/>
      <style:text-properties officeooo:rsid="0611694f" officeooo:paragraph-rsid="064b1871"/>
    </style:style>
    <style:style style:name="P27" style:family="paragraph" style:parent-style-name="Text_20_body">
      <style:paragraph-properties fo:text-align="start" style:justify-single-word="false" style:writing-mode="lr-tb"/>
      <style:text-properties officeooo:rsid="0611694f" officeooo:paragraph-rsid="064b1871"/>
    </style:style>
    <style:style style:name="P28" style:family="paragraph" style:parent-style-name="Heading_20_2">
      <style:text-properties officeooo:rsid="05f92d26" officeooo:paragraph-rsid="05f92d26"/>
    </style:style>
    <style:style style:name="P29" style:family="paragraph" style:parent-style-name="Heading_20_2">
      <style:text-properties officeooo:rsid="063e9021" officeooo:paragraph-rsid="064b1871"/>
    </style:style>
    <style:style style:name="P30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64f4870" style:font-weight-asian="bold" style:font-weight-complex="bold"/>
    </style:style>
    <style:style style:name="T4" style:family="text">
      <style:text-properties officeooo:rsid="05f3078d"/>
    </style:style>
    <style:style style:name="T5" style:family="text">
      <style:text-properties officeooo:rsid="05f7ad5a"/>
    </style:style>
    <style:style style:name="T6" style:family="text">
      <style:text-properties officeooo:rsid="05f8a4dc"/>
    </style:style>
    <style:style style:name="T7" style:family="text">
      <style:text-properties officeooo:rsid="0629c411"/>
    </style:style>
    <style:style style:name="T8" style:family="text">
      <style:text-properties officeooo:rsid="062debeb"/>
    </style:style>
    <style:style style:name="T9" style:family="text">
      <style:text-properties officeooo:rsid="064f4870"/>
    </style:style>
    <style:style style:name="T10" style:family="text">
      <style:text-properties officeooo:rsid="0650cbda"/>
    </style:style>
    <style:style style:name="T11" style:family="text">
      <style:text-properties officeooo:rsid="065efeae"/>
    </style:style>
    <style:style style:name="T12" style:family="text">
      <style:text-properties officeooo:rsid="065371a3"/>
    </style:style>
    <style:style style:name="T13" style:family="text">
      <style:text-properties officeooo:rsid="0656ce9a"/>
    </style:style>
    <style:style style:name="T14" style:family="text">
      <style:text-properties officeooo:rsid="0611766a"/>
    </style:style>
    <style:style style:name="T15" style:family="text">
      <style:text-properties officeooo:rsid="06551c8b"/>
    </style:style>
    <style:style style:name="T16" style:family="text">
      <style:text-properties officeooo:rsid="065674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1"><text:span text:style-name="T1">מטלה</text:span> <text:span text:style-name="T4">- חלוקת חפצים בדידים</text:span></text:h>
      <text:p text:style-name="P11">יש לענות על שאלה אחת לבחירתכם.</text:p>
      <text:p text:style-name="P6"/>
      <text:p text:style-name="P3">שאלה 2: אלגוריתם מעגלי הקנאה - סדר החפצים</text:p>
      <text:p text:style-name="P8">כזכור, אלגוריתם מעגלי-הקנאה מתחיל בכך שהוא מסדר את החפצים בסדר שרירותי כלשהו. <text:span text:style-name="T5">כלומר, בכל סדר שבו נסדר את החפצים, אנחנו עשויים לקבל תוצאה שונה.</text:span></text:p>
      <text:p text:style-name="P9">א. <text:span text:style-name="T6">הראו דוגמה עם 3 אנשים ו-3 חפצים, שבה כל סידור של החפצים נותן תוצאה אחרת (סה"כ 6 תוצאות).</text:span></text:p>
      <text:p text:style-name="P10">ב. הראו דוגמה עם 3 אנשים ו-3 חפצים, שבה כל סידור של החפצים נותן אותה תוצאה.</text:p>
      <text:p text:style-name="P10">ג. הראו דוגמה עם 3 אנשים ו-3 חפצים, שבה מספר התוצאות האפשריות גדול מ-1 וקטן מ-6.</text:p>
      <text:p text:style-name="P19"/>
      <text:p text:style-name="P19"/>
      <text:p text:style-name="P28"/>
      <text:p text:style-name="P4">שאלה 4: מיקסום מכפלת הערכים - חפצים בדידים</text:p>
      <text:p text:style-name="P13">כזכור, למדנו שאלגוריתם מיקסום-מכפלת-הערכים נותן חלוקה שהיא ללא-קנאה-מלבד-1 כאשר החפצים הם בדידים (לא ניתנים לחיתוך). תנו דוגמאות לחלוקה של 4 חפצים בדידים בין 2 אנשים, שבהן:</text:p>
      <text:p text:style-name="P15">א. אלגוריתם מיקסום-מכפלת-הערכים מחזיר חלוקה שהיא ממש ללא קנאה.</text:p>
      <text:p text:style-name="P15">ב. אלגוריתם מיקסום-מכפלת-הערכים <text:span text:style-name="T7">נותן חפץ 1 לאדם אחד ו-3 חפצים לשני.</text:span></text:p>
      <text:p text:style-name="P17">ג. אלגוריתם מיקסום-מכפלת-<text:span text:style-name="T7">הערכים נותן נותן 2 חפצים לכל אחד.</text:span></text:p>
      <text:p text:style-name="P17"/>
      <text:p text:style-name="P5">שאלה 2: <text:span text:style-name="T9">הגינות, יעילות, ומיקסום המכפלה</text:span></text:p>
      <text:p text:style-name="P20">בשיעור הראינו, שכל חלוקה הממקסמת את מכפלת הערכים, היא יעילה-פארטו וללא-קנאה (עד כדי חפץ אחד). </text:p>
      <text:p text:style-name="P21">הראו <text:span text:style-name="T10">שהכיוון ההפוך לא בהכרח נכון: הראו דוגמה לחלוקה ללא-קנאה ויעילה-פארטו, </text:span><text:span text:style-name="T3">שאינה</text:span><text:span text:style-name="T9"> ממקסמת את מכפלת הערכים.</text:span></text:p>
      <text:p text:style-name="P18"/>
      <text:p text:style-name="P7"><text:soft-page-break/></text:p>
      <text:p text:style-name="P25">שאלה <text:span text:style-name="T11">6: תיכנות </text:span>מתקדם –<text:span text:style-name="T8"> </text:span>מיקסום <text:span text:style-name="T12">המכפלה</text:span> עם מספרים שלמים</text:p>
      <text:p text:style-name="P22"><text:span text:style-name="T2">תזכורת</text:span>: בבעיית <text:span text:style-name="T12">החלוקה </text:span>שלמדנו <text:span text:style-name="T12">בשיעור האחרון</text:span>, יש n אנשים ו-m <text:span text:style-name="T12">חפצים בדידים</text:span>, וכל אדם מייחס ערך לכל <text:span text:style-name="T12">חפץ</text:span>. ניתן לייצג כל בעיה כזאת כמטריצה עם n שורות ו-m עמודות, שבה הערך בשורה i ועמודה j הוא הערך שמייחס אדם i למשאב j.</text:p>
      <text:p text:style-name="P22">כיתבו פונקציה בפייתון, בעזרת cvxpy, המקבלת כקלט מטריצה כזאת, וכותבת למסך תיאור של חלוקה <text:span text:style-name="T13">הממקסמת את מכפלת הערכים. <text:s text:c="4"/>הניחו שכל הערכים הם מספרים שלמים בין 1 ל-10.</text:span></text:p>
      <text:p text:style-name="P22">לדוגמה, אם הקלט <text:span text:style-name="T14">הוא:</text:span></text:p>
      <text:p text:style-name="P27">[[<text:span text:style-name="T15">1, 4, 9</text:span>],<text:line-break/> [<text:span text:style-name="T15">9, 5, 1</text:span>]]</text:p>
      <text:p text:style-name="P26">אז הפלט הוא:</text:p>
      <text:p text:style-name="P27">Agent #1 gets <text:span text:style-name="T16">item</text:span> #<text:span text:style-name="T16">3,</text:span></text:p>
      <text:p text:style-name="P27">Agent #2 gets <text:span text:style-name="T16">items #1, #2</text:span>.</text:p>
      <text:p text:style-name="P27"/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1-11-01T13:28:37.436000000</dc:date>
    <meta:editing-duration>P11DT22H24M44S</meta:editing-duration>
    <meta:editing-cycles>1438</meta:editing-cycles>
    <meta:document-statistic meta:table-count="0" meta:image-count="0" meta:object-count="0" meta:page-count="2" meta:paragraph-count="25" meta:word-count="303" meta:character-count="1671" meta:non-whitespace-character-count="1386"/>
  </office:meta>
</office:document-meta>
</file>